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officeooo:rsid="00119c18"/>
    </style:style>
    <style:style style:name="T2" style:family="text">
      <style:text-properties officeooo:rsid="00143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Your First Java Application</text:p>
      <text:p text:style-name="Standard">Running a Java application in Kubernetes requires you to create different Kubernetes resources. A resource will use the Docker image, which contains all the application dependencies.</text:p>
      <text:p text:style-name="Standard"/>
      <text:p text:style-name="Standard">Running a Java application would require packaging all dependencies in the Docker image.</text:p>
      <text:p text:style-name="Standard">The easiest way to run a container on the Kubernetes cluster is to use the kubectl run command.</text:p>
      <text:p text:style-name="Standard">Create a pod using the kubectl run command:</text:p>
      <text:p text:style-name="Standard"/>
      <text:p text:style-name="P2">kubectl run hello-java –image=<text:span text:style-name="T2">roynilanjan1</text:span>/hello-java</text:p>
      <text:p text:style-name="P2"/>
      <text:p text:style-name="P3">This creates a deployment. Check the status of deployment as follows:</text:p>
      <text:p text:style-name="P3"/>
      <text:p text:style-name="P2">kubectl get deployments</text:p>
      <text:p text:style-name="P2"/>
      <text:p text:style-name="P2">Check the pods in the deployment like so:</text:p>
      <text:p text:style-name="P2"/>
      <text:p text:style-name="P2">kubectl get pods</text:p>
      <text:p text:style-name="P2"/>
      <text:p text:style-name="P2">The first run of the pod requires the Docker image to be downloaded on the node where the pod is created. This is indicated by the status ContainerCreating . Adding the -w switch watches for any</text:p>
      <text:p text:style-name="P2">change in the object’s state, and the output is updated accordingly.</text:p>
      <text:p text:style-name="P2"/>
      <text:p text:style-name="P2">Check logs from the pod using the pod’s name:</text:p>
      <text:p text:style-name="P2"/>
      <text:p text:style-name="P2">kubectl logs hello-java-888248798-8ingx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58:07.555809524</meta:creation-date>
    <dc:date>2019-11-11T18:50:34.765718382</dc:date>
    <meta:editing-duration>PT14S</meta:editing-duration>
    <meta:editing-cycles>1</meta:editing-cycles>
    <meta:document-statistic meta:table-count="0" meta:image-count="0" meta:object-count="0" meta:page-count="1" meta:paragraph-count="14" meta:word-count="158" meta:character-count="991" meta:non-whitespace-character-count="847"/>
    <meta:generator>LibreOffice/6.0.7.3$Linux_X86_64 LibreOffice_project/00m0$Build-3</meta:generator>
  </office:meta>
</office:document-meta>
</file>